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5cd" officeooo:paragraph-rsid="001105cd"/>
    </style:style>
    <style:style style:name="P2" style:family="paragraph" style:parent-style-name="Standard" style:list-style-name="L1">
      <style:text-properties officeooo:rsid="001105cd" officeooo:paragraph-rsid="001105cd"/>
    </style:style>
    <style:style style:name="P3" style:family="paragraph" style:parent-style-name="Standard">
      <style:text-properties officeooo:rsid="00110f4d" officeooo:paragraph-rsid="00110f4d"/>
    </style:style>
    <style:style style:name="P4" style:family="paragraph" style:parent-style-name="Standard" style:list-style-name="L2">
      <style:text-properties officeooo:rsid="00110f4d" officeooo:paragraph-rsid="00110f4d"/>
    </style:style>
    <style:style style:name="P5" style:family="paragraph" style:parent-style-name="Standard" style:list-style-name="L3">
      <style:text-properties officeooo:rsid="00110f4d" officeooo:paragraph-rsid="00110f4d"/>
    </style:style>
    <style:style style:name="P6" style:family="paragraph" style:parent-style-name="Standard" style:list-style-name="L3">
      <style:text-properties officeooo:rsid="00112aaa" officeooo:paragraph-rsid="00112aaa"/>
    </style:style>
    <style:style style:name="P7" style:family="paragraph" style:parent-style-name="Standard">
      <style:text-properties officeooo:rsid="00112aaa" officeooo:paragraph-rsid="00112aaa"/>
    </style:style>
    <style:style style:name="P8" style:family="paragraph" style:parent-style-name="Standard" style:list-style-name="L4">
      <style:text-properties officeooo:rsid="00112aaa" officeooo:paragraph-rsid="00112aaa"/>
    </style:style>
    <style:style style:name="T1" style:family="text">
      <style:text-properties officeooo:rsid="00110f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ervicios:</text:p>
      <text:p text:style-name="P1"/>
      <text:list xml:id="list2197908037" text:style-name="L1">
        <text:list-item>
          <text:p text:style-name="P2">/tasks <text:s/>- GET</text:p>
        </text:list-item>
        <text:list-item>
          <text:p text:style-name="P2">/tasks - POST</text:p>
        </text:list-item>
        <text:list-item>
          <text:p text:style-name="P2">/tasks/:id – PUT</text:p>
        </text:list-item>
        <text:list-item>
          <text:p text:style-name="P2">/tasks/:id/complete – PUT</text:p>
        </text:list-item>
        <text:list-item>
          <text:p text:style-name="P2">/<text:span text:style-name="T1">tasks/:id – DELETE</text:span></text:p>
        </text:list-item>
      </text:list>
      <text:p text:style-name="P1"/>
      <text:p text:style-name="P3">Base de Datos:</text:p>
      <text:p text:style-name="P3"/>
      <text:list xml:id="list776521071" text:style-name="L2">
        <text:list-item>
          <text:p text:style-name="P4">Tareas:</text:p>
          <text:list>
            <text:list-header>
              <text:p text:style-name="P4">id: int, auto_increment, </text:p>
            </text:list-header>
            <text:list-item>
              <text:p text:style-name="P4">legend: string</text:p>
            </text:list-item>
            <text:list-item>
              <text:p text:style-name="P4">status: boolean</text:p>
            </text:list-item>
          </text:list>
        </text:list-item>
      </text:list>
      <text:p text:style-name="P3"/>
      <text:p text:style-name="P3">Requirements: </text:p>
      <text:list xml:id="list1474193868" text:style-name="L3">
        <text:list-item>
          <text:p text:style-name="P5">Listar Tareas</text:p>
        </text:list-item>
        <text:list-item>
          <text:p text:style-name="P5">Crear Tareas</text:p>
        </text:list-item>
        <text:list-item>
          <text:p text:style-name="P5">Modificar Tareas</text:p>
        </text:list-item>
        <text:list-item>
          <text:p text:style-name="P5">Tachar Tareas</text:p>
        </text:list-item>
        <text:list-item>
          <text:p text:style-name="P5">Marcar Tareas como Completadas</text:p>
        </text:list-item>
        <text:list-item>
          <text:p text:style-name="P6">Marcar Tareas como no Completadas</text:p>
        </text:list-item>
        <text:list-item>
          <text:p text:style-name="P6">Marcar Varias Tareas como Completadas o no Completadas</text:p>
        </text:list-item>
      </text:list>
      <text:p text:style-name="P7"/>
      <text:p text:style-name="P7">Requirimientos Tecnicos:</text:p>
      <text:list xml:id="list2588065076" text:style-name="L4">
        <text:list-item>
          <text:p text:style-name="P8">Crear el repositorio en Github</text:p>
        </text:list-item>
        <text:list-item>
          <text:p text:style-name="P8">Usar Postma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9:22:45.718906602</meta:creation-date>
    <dc:date>2022-09-09T20:01:34.858703626</dc:date>
    <meta:editing-duration>PT6M57S</meta:editing-duration>
    <meta:editing-cycles>1</meta:editing-cycles>
    <meta:document-statistic meta:table-count="0" meta:image-count="0" meta:object-count="0" meta:page-count="1" meta:paragraph-count="22" meta:word-count="77" meta:character-count="440" meta:non-whitespace-character-count="397"/>
    <meta:generator>LibreOffice/7.0.4.2$Linux_X86_64 LibreOffice_project/00$Build-2</meta:generator>
  </office:meta>
</office:document-meta>
</file>